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47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3.358cm"/>
    </style:style>
    <style:style style:name="co5" style:family="table-column">
      <style:table-column-properties fo:break-before="auto" style:column-width="5.12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[.B2:.B10]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453" calcext:value-type="float">
            <text:p>145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3.25" calcext:value-type="float">
            <text:p>3,25</text:p>
          </table:table-cell>
          <table:table-cell table:number-columns-repeated="3"/>
        </table:table-row>
      </table:table>
      <table:table table:name="a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3879" calcext:value-type="float">
            <text:p>387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.1" calcext:value-type="float">
            <text:p>1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1.125" calcext:value-type="float">
            <text:p>1,125</text:p>
          </table:table-cell>
          <table:table-cell table:number-columns-repeated="3"/>
        </table:table-row>
      </table:table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7" calcext:value-type="float">
            <text:p>187</text:p>
          </table:table-cell>
          <table:table-cell office:value-type="float" office:value="1000" calcext:value-type="float">
            <text:p>1000</text:p>
          </table:table-cell>
          <table:table-cell office:value-type="float" office:value="57231" calcext:value-type="float">
            <text:p>5723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64.1" calcext:value-type="float">
            <text:p>64,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51.125" calcext:value-type="float">
            <text:p>51,125</text:p>
          </table:table-cell>
          <table:table-cell table:number-columns-repeated="3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" calcext:value-type="float">
            <text:p>166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2" calcext:value-type="float">
            <text:p>142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8" calcext:value-type="float">
            <text:p>128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4" calcext:value-type="float">
            <text:p>134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8" calcext:value-type="float">
            <text:p>148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6" calcext:value-type="float">
            <text:p>206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1000" calcext:value-type="float">
            <text:p>1000</text:p>
          </table:table-cell>
          <table:table-cell office:value-type="float" office:value="125865" calcext:value-type="float">
            <text:p>12586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48.9" calcext:value-type="float">
            <text:p>148,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143.5" calcext:value-type="float">
            <text:p>14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144.375" calcext:value-type="float">
            <text:p>144,375</text:p>
          </table:table-cell>
          <table:table-cell table:number-columns-repeated="3"/>
        </table:table-row>
      </table:table>
      <table:table table:name="c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296" calcext:value-type="float">
            <text:p>15296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13" calcext:value-type="float">
            <text:p>12213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35" calcext:value-type="float">
            <text:p>9235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472" calcext:value-type="float">
            <text:p>10472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26" calcext:value-type="float">
            <text:p>15026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250" calcext:value-type="float">
            <text:p>13250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20" calcext:value-type="float">
            <text:p>10220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231" calcext:value-type="float">
            <text:p>9231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93" calcext:value-type="float">
            <text:p>15293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799" calcext:value-type="float">
            <text:p>15799</text:p>
          </table:table-cell>
          <table:table-cell office:value-type="float" office:value="10000" calcext:value-type="float">
            <text:p>10000</text:p>
          </table:table-cell>
          <table:table-cell office:value-type="float" office:value="2603415" calcext:value-type="float">
            <text:p>2603415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12603.5" calcext:value-type="float">
            <text:p>1260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12731.5" calcext:value-type="float">
            <text:p>12731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12625.625" calcext:value-type="float">
            <text:p>12625,625</text:p>
          </table:table-cell>
          <table:table-cell table:number-columns-repeated="3"/>
        </table:table-row>
      </table:table>
      <table:table table:name="c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624" calcext:value-type="float">
            <text:p>7624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76" calcext:value-type="float">
            <text:p>8476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111" calcext:value-type="float">
            <text:p>9111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70" calcext:value-type="float">
            <text:p>10370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362" calcext:value-type="float">
            <text:p>1136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64" calcext:value-type="float">
            <text:p>9364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22" calcext:value-type="float">
            <text:p>8322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66" calcext:value-type="float">
            <text:p>7566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489" calcext:value-type="float">
            <text:p>6489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334" calcext:value-type="float">
            <text:p>7334</text:p>
          </table:table-cell>
          <table:table-cell office:value-type="float" office:value="10000" calcext:value-type="float">
            <text:p>10000</text:p>
          </table:table-cell>
          <table:table-cell office:value-type="float" office:value="3763161" calcext:value-type="float">
            <text:p>3763161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8601.8" calcext:value-type="float">
            <text:p>8601,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8399" calcext:value-type="float">
            <text:p>83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8520.875" calcext:value-type="float">
            <text:p>8520,875</text:p>
          </table:table-cell>
          <table:table-cell table:number-columns-repeated="3"/>
        </table:table-row>
      </table:table>
      <table:table table:name="d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iteracao de s 1 para t 100 </text:p>
          </table:table-cell>
          <table:table-cell office:value-type="string" calcext:value-type="string">
            <text:p>tempo(ms)</text:p>
          </table:table-cell>
          <table:table-cell office:value-type="string" calcext:value-type="string">
            <text:p>numero de vertices</text:p>
          </table:table-cell>
          <table:table-cell office:value-type="string" calcext:value-type="string">
            <text:p><text:s/>numero de arestas</text:p>
          </table:table-cell>
          <table:table-cell office:value-type="string" calcext:value-type="string">
            <text:p>numero de caminhos disjunto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259" calcext:value-type="float">
            <text:p>300259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4169" calcext:value-type="float">
            <text:p>294169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6556" calcext:value-type="float">
            <text:p>296556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9168" calcext:value-type="float">
            <text:p>289168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3165" calcext:value-type="float">
            <text:p>283165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89052" calcext:value-type="float">
            <text:p>289052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075" calcext:value-type="float">
            <text:p>288075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6145" calcext:value-type="float">
            <text:p>296145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8117" calcext:value-type="float">
            <text:p>278117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14828" calcext:value-type="float">
            <text:p>314828</text:p>
          </table:table-cell>
          <table:table-cell office:value-type="float" office:value="50000" calcext:value-type="float">
            <text:p>50000</text:p>
          </table:table-cell>
          <table:table-cell office:value-type="float" office:value="23166562" calcext:value-type="float">
            <text:p>23166562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292953.4" calcext:value-type="float">
            <text:p>292953,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na</text:p>
          </table:table-cell>
          <table:table-cell table:formula="of:=MEDIAN([.B2:.B11])" office:value-type="float" office:value="291668.5" calcext:value-type="float">
            <text:p>291668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édia interna de 80%</text:p>
          </table:table-cell>
          <table:table-cell table:formula="of:=TRIMMEAN([.B2:.B11];0.2)" office:value-type="float" office:value="292073.625" calcext:value-type="float">
            <text:p>292073,625</text:p>
          </table:table-cell>
          <table:table-cell table:number-columns-repeated="3"/>
        </table:table-row>
      </table:table>
      <table:table table:name="d2" table:style-name="ta1">
        <table:table-column table:style-name="co6" table:default-cell-style-name="Default"/>
        <table:table-row table:style-name="ro1">
          <table:table-cell/>
        </table:table-row>
      </table:table>
      <table:table table:name="Sheet8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 style:data-style-name="N2" text:time-value="16:24:10.64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9T15:05:41.248000000</meta:creation-date>
    <dc:date>2024-05-19T16:25:29.197000000</dc:date>
    <meta:editing-duration>PT5M10S</meta:editing-duration>
    <meta:editing-cycles>2</meta:editing-cycles>
    <meta:generator>LibreOffice/24.2.0.3$Windows_X86_64 LibreOffice_project/da48488a73ddd66ea24cf16bbc4f7b9c08e9bea1</meta:generator>
    <meta:document-statistic meta:table-count="9" meta:cell-count="427" meta:object-count="0"/>
  </office:meta>
</office:document-meta>
</file>